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lsevierGulliver" svg:font-family="ElsevierGulliver, Georgia, 'Times New Roman', Times, STIXGeneral, 'Cambria Math', 'Lucida Sans Unicode', 'Microsoft Sans Serif', 'Segoe UI Symbol', 'Arial Unicode MS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Text_20_body" style:list-style-name="L1">
      <style:text-properties officeooo:paragraph-rsid="00130299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15b65a"/>
    </style:style>
    <style:style style:name="P4" style:family="paragraph" style:parent-style-name="Text_20_body" style:list-style-name="L1">
      <style:text-properties officeooo:rsid="00143175" officeooo:paragraph-rsid="00143175"/>
    </style:style>
    <style:style style:name="P5" style:family="paragraph" style:parent-style-name="Text_20_body" style:list-style-name="L1">
      <style:text-properties officeooo:rsid="00143175" officeooo:paragraph-rsid="0015b65a"/>
    </style:style>
    <style:style style:name="P6" style:family="paragraph" style:parent-style-name="Text_20_body" style:list-style-name="L1">
      <style:text-properties officeooo:rsid="0015b65a" officeooo:paragraph-rsid="0015b65a"/>
    </style:style>
    <style:style style:name="P7" style:family="paragraph" style:parent-style-name="Text_20_body" style:list-style-name="L1">
      <style:text-properties officeooo:rsid="00162c1f" officeooo:paragraph-rsid="00162c1f"/>
    </style:style>
    <style:style style:name="P8" style:family="paragraph" style:parent-style-name="Text_20_body" style:list-style-name="L1">
      <style:text-properties officeooo:rsid="001935db" officeooo:paragraph-rsid="001935db"/>
    </style:style>
    <style:style style:name="P9" style:family="paragraph" style:parent-style-name="Text_20_body" style:list-style-name="L1">
      <style:text-properties officeooo:rsid="00193de1" officeooo:paragraph-rsid="00193de1"/>
    </style:style>
    <style:style style:name="P10" style:family="paragraph" style:parent-style-name="Text_20_body" style:list-style-name="L1">
      <style:text-properties officeooo:rsid="0019a0b5" officeooo:paragraph-rsid="0019a0b5"/>
    </style:style>
    <style:style style:name="P11" style:family="paragraph" style:parent-style-name="Text_20_body" style:list-style-name="L1">
      <style:text-properties officeooo:rsid="001a525c" officeooo:paragraph-rsid="001a525c"/>
    </style:style>
    <style:style style:name="P12" style:family="paragraph" style:parent-style-name="Text_20_body" style:list-style-name="L1">
      <style:text-properties officeooo:rsid="001acbf5" officeooo:paragraph-rsid="001acbf5"/>
    </style:style>
    <style:style style:name="P13" style:family="paragraph" style:parent-style-name="Text_20_body" style:list-style-name="L1">
      <style:text-properties officeooo:rsid="001b2fae" officeooo:paragraph-rsid="001b2fae"/>
    </style:style>
    <style:style style:name="P14" style:family="paragraph" style:parent-style-name="Text_20_body" style:list-style-name="L1">
      <style:text-properties officeooo:rsid="001c1f2d" officeooo:paragraph-rsid="001c1f2d"/>
    </style:style>
    <style:style style:name="P15" style:family="paragraph" style:parent-style-name="Text_20_body" style:list-style-name="L1">
      <style:text-properties officeooo:rsid="001d17c9" officeooo:paragraph-rsid="001d17c9"/>
    </style:style>
    <style:style style:name="P16" style:family="paragraph" style:parent-style-name="Title">
      <style:text-properties officeooo:rsid="00130299" officeooo:paragraph-rsid="00130299"/>
    </style:style>
    <style:style style:name="T1" style:family="text">
      <style:text-properties fo:font-variant="normal" fo:text-transform="none" fo:letter-spacing="normal" fo:font-style="normal" fo:font-weight="normal" loext:padding="0cm" loext:border="none"/>
    </style:style>
    <style:style style:name="T2" style:family="text">
      <style:text-properties fo:font-variant="normal" fo:text-transform="none" fo:letter-spacing="normal" fo:font-style="normal" fo:font-weight="normal" officeooo:rsid="00130299" loext:padding="0cm" loext:border="none"/>
    </style:style>
    <style:style style:name="T3" style:family="text">
      <style:text-properties fo:font-variant="normal" fo:text-transform="none" fo:letter-spacing="normal" fo:font-style="normal" fo:font-weight="normal" officeooo:rsid="0015b65a" loext:padding="0cm" loext:border="none"/>
    </style:style>
    <style:style style:name="T4" style:family="text">
      <style:text-properties officeooo:rsid="001809cd"/>
    </style:style>
    <style:style style:name="T5" style:family="text">
      <style:text-properties officeooo:rsid="001d17c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Literature Survey</text:p>
      <text:list xml:id="list133838077" text:style-name="L1">
        <text:list-item>
          <text:p text:style-name="P1"><text:a xlink:type="simple" xlink:href="https://arxiv.org/abs/1706.10059" text:style-name="Internet_20_link" text:visited-style-name="Visited_20_Internet_20_Link"><text:span text:style-name="T2">A Deep Reinforcement Learning Framework for the Financial Portfolio Management Problem</text:span></text:a></text:p>
          <text:list>
            <text:list-item>
              <text:p text:style-name="P4"><text:span text:style-name="T2">T</text:span><text:span text:style-name="T1">ransaction Cost considered</text:span></text:p>
            </text:list-item>
            <text:list-item>
              <text:p text:style-name="P4"><text:span text:style-name="T1">Previous chosen action also passed along with the state for TC.</text:span></text:p>
            </text:list-item>
            <text:list-item>
              <text:p text:style-name="P4"><text:span text:style-name="T1">Reward is average logarithmic returns as well as TC if considered.</text:span></text:p>
            </text:list-item>
            <text:list-item>
              <text:p text:style-name="P6"><text:span text:style-name="T1">Normalized Closing, Low and High of previous day as state.</text:span></text:p>
            </text:list-item>
            <text:list-item>
              <text:p text:style-name="P3"><text:span text:style-name="T3">EIIE Action (Ensemble of Identical Independent Evaluator)</text:span></text:p>
              <text:list>
                <text:list-item>
                  <text:p text:style-name="P5"><text:span text:style-name="T1">Policy function consists of RNN, LSTM and CNN where output is the </text:span><text:span text:style-name="T3">actual price matrix. RL used for ensembling.</text:span></text:p>
                </text:list-item>
                <text:list-item>
                  <text:p text:style-name="P5"><text:span text:style-name="T3">Replay buffer used for Q Learning.</text:span></text:p>
                </text:list-item>
              </text:list>
            </text:list-item>
            <text:list-item>
              <text:p text:style-name="P6"><text:span text:style-name="T1">Interesting hypothesis to add-</text:span></text:p>
              <text:list>
                <text:list-item>
                  <text:p text:style-name="P6"><text:span text:style-name="T1">Sufficient liquidity.</text:span></text:p>
                </text:list-item>
                <text:list-item>
                  <text:p text:style-name="P6"><text:span text:style-name="T1">Zero market impact.</text:span></text:p>
                </text:list-item>
              </text:list>
            </text:list-item>
          </text:list>
        </text:list-item>
        <text:list-item>
          <text:p text:style-name="P2"><text:bookmark text:name="screen-reader-main-title"/><text:a xlink:type="simple" xlink:href="https://www.sciencedirect.com/science/article/pii/S0957417420307776#b25" text:style-name="Internet_20_link" text:visited-style-name="Visited_20_Internet_20_Link">Deep reinforcement learning for portfolio management of markets with a dynamic number of assets</text:a></text:p>
          <text:list>
            <text:list-item>
              <text:p text:style-name="P7">Independent network for each network combined at the end using a RNN enabling dynaminc assets.</text:p>
            </text:list-item>
            <text:list-item>
              <text:p text:style-name="P7">PPO Used.</text:p>
            </text:list-item>
            <text:list-item>
              <text:p text:style-name="P7">Sharpe Ratio and period return considered</text:p>
            </text:list-item>
            <text:list-item>
              <text:p text:style-name="P7">Metrics= Total Return and <text:span text:style-name="T4">Differential </text:span>Sharpe Ratio</text:p>
            </text:list-item>
            <text:list-item>
              <text:p text:style-name="P7">Data Normalized</text:p>
            </text:list-item>
          </text:list>
        </text:list-item>
        <text:list-item>
          <text:p text:style-name="P7"><text:a xlink:type="simple" xlink:href="https://pdf.sciencedirectassets.com/271506/1-s2.0-S0957417418X00074/1-s2.0-S0957417418301209/main.pdf?X-Amz-Security-Token=IQoJb3JpZ2luX2VjEBsaCXVzLWVhc3QtMSJGMEQCIHj0VTls3%2FGSdevLvpoWnB%2FUk1tKEzL37LoMZhiOgIZwAiBM7WJhu%2B9imTGcsqO6m192dopOV4c2xVqpryIoVzhbfiq8BQjT%2F%2F%2F%2F%2F%2F%2F%2F%2F%2F8BEAUaDDA1OTAwMzU0Njg2NSIM56uaHMSRXRfEvBE3KpAFW0El5aNYh1lPsqrMZeLX2Z3Ie%2FhKiZEyCKKCGxO6JAFcve4cCZtg1%2Bq8Ds8F5hQED%2BhJi0QoWL%2FwNtZ6gXUmiDRQZcvy9I%2FRT4yiRR6bfDOPzSdN5c3RcTpt10xrrlQx2yLVjYHnHAt70QmMEaOErttbBvLYIbn0mw%2FgiBmkCm%2BufZy2vMJNHOcY5%2F1qcTfRWfNLzXq1vsxcv4BmkStsMuMDh1IsvYVdk8RlMbvL%2FDn%2B90jdn1ql2zP4xqOo1X3pbnhQhBpM5wzIwTbooS4TNPOyKwdKKTReO1xgdPrEQeQjCcgekEd8jNv2%2BiyHgqoOee3vARlPwPrWN7mploqgrZg0%2F0gdafQZfB2gEm1jyXLcmsEcv%2FoWqy5FIyuOx7WgrT%2BM8da7%2F%2F0AHMxCZqeKlI8h8e8fYDZyOSIrJaO8hIi88drx9PrJP7nIx03VUbc%2FqJj8rKHkMo2h5Y%2BmCCLYOJqLbdaKLda0wtmb6UNW4oy47IpBJD4OB5k0XF4tbAO7ChmqrwpUJWIlY90CEIqjvDXIwVHkXCPsDPEeSx35U%2BHKqnxIC0H5ej4%2BGpb9E7HuuNVHiMiQ11viJY%2BvRMS82QIiDe8isjyFt1d5LZ4ra8clqH794yb0Z3XsBx7Ft272Q6hfG0u9OXbOkRE%2FIyofqklg4sQ4CaOM5Ot6lx2SfpER1DqZogh2sBTpvuG9Ym%2BPQpQWtvqfbcQAxZH5CZlO0Gk3cMIc9HnsD4f%2B1m2VPIZTS99UJR24RSKYBAyvgZ4gNyLKy27ZfJZRTWErWWgYC3qfNV2pFaE27W50mUS6HxXcANT73KQKUxsy4lZp50TMlZTFrnvv6WSXQfH03KIwsG4QmplqfT8n%2F9vHHJU%2Fw6owhdHYrQY6sgEHHPPbPQIcYsRD6VXvnThNX3a3%2BCiVyYTMsaFb6dwxkTuwIFCBqoBZ6W2o6VlHKoPWJexjSiylSw9CPBk9IjfGtLrWm4%2BbfrVTyd9Ia08KjjCSC%2FZEur0Vnga8BbQAJRSsy7vxmVlNsPVOEBl915td0NMSkui2SKkjHtqUXMxGfjcGmy80tDyh%2Bx95yi9A1mmnjsF3SS0sLbCrR1xxx2%2BeeGAiAaBJa8lZ8oa6SPhup51W&amp;X-Amz-Algorithm=AWS4-HMAC-SHA256&amp;X-Amz-Date=20240128T105127Z&amp;X-Amz-SignedHeaders=host&amp;X-Amz-Expires=300&amp;X-Amz-Credential=ASIAQ3PHCVTYSQRHEGHT%2F20240128%2Fus-east-1%2Fs3%2Faws4_request&amp;X-Amz-Signature=9a5cec391b0f323efe6e4789d6ea2d090e161318b62cf2026d3823be5331775e&amp;hash=dcfc26779aa06c26f7afae81aa8138e607cb9e1ac85afa7db483cbb80d5343c2&amp;host=68042c943591013ac2b2430a89b270f6af2c76d8dfd086a07176afe7c76c2c61&amp;pii=S0957417418301209&amp;tid=spdf-dbaa4a38-6f54-4e04-bb34-0cbd6714468a&amp;sid=16f271374e3146465b3854e11a48fa36c35dgxrqb&amp;type=client&amp;tsoh=d3d3LnNjaWVuY2VkaXJlY3QuY29t&amp;ua=0c015c560556020554&amp;rr=84c8ae284b625525&amp;cc=in" text:style-name="Internet_20_link" text:visited-style-name="Visited_20_Internet_20_Link">Trading financial indices with reinforcement learning agents</text:a></text:p>
          <text:list>
            <text:list-item>
              <text:p text:style-name="P8">Only 5 discrete actions but meaningful. [Check own random variables, try reducing them]</text:p>
            </text:list-item>
            <text:list-item>
              <text:p text:style-name="P8">DSR and returns as reward.</text:p>
            </text:list-item>
          </text:list>
        </text:list-item>
        <text:list-item>
          <text:p text:style-name="P9"><text:a xlink:type="simple" xlink:href="https://arxiv.org/pdf/1808.09940.pdf" text:style-name="Internet_20_link" text:visited-style-name="Visited_20_Internet_20_Link">Adversarial Deep Reinforcement Learning in Portfolio Management</text:a></text:p>
          <text:list>
            <text:list-item>
              <text:p text:style-name="P10">Deep RL = Pattern Matching + Meta Learning</text:p>
            </text:list-item>
            <text:list-item>
              <text:p text:style-name="P10">For reward continuous fluctuation and transaction cost was considered.</text:p>
            </text:list-item>
            <text:list-item>
              <text:p text:style-name="P11">Greedy strategy is optimal but TC renders it suboptimal.</text:p>
            </text:list-item>
            <text:list-item>
              <text:p text:style-name="P11">DDPG, PPO and Policy Gradient used. Policy gradient performed best.</text:p>
            </text:list-item>
            <text:list-item>
              <text:p text:style-name="P11">Due to noise in data, noise was added to the state variables.</text:p>
            </text:list-item>
          </text:list>
        </text:list-item>
        <text:list-item>
          <text:p text:style-name="P11"><text:soft-page-break/><text:a xlink:type="simple" xlink:href="https://ojs.aaai.org/index.php/AAAI/article/view/5462" text:style-name="Internet_20_link" text:visited-style-name="Visited_20_Internet_20_Link">Reinforcement-Learning Based Portfolio Management with Augmented Asset Movement Prediction States</text:a></text:p>
          <text:list>
            <text:list-item>
              <text:p text:style-name="P12">Use an LSTM encoder for augmenting data by including text data/past movements to act as state for RL agent.</text:p>
              <text:list>
                <text:list-item>
                  <text:p text:style-name="P12">Deals with noise</text:p>
                </text:list-item>
                <text:list-item>
                  <text:p text:style-name="P12">The LSTM was trained by making it predict price movement in the next time interval.</text:p>
                </text:list-item>
              </text:list>
            </text:list-item>
            <text:list-item>
              <text:p text:style-name="P12">For baseline CRP, OLMAR, WMAMR, Equal weight and EIIE considered.</text:p>
            </text:list-item>
          </text:list>
        </text:list-item>
        <text:list-item>
          <text:p text:style-name="P12"><text:a xlink:type="simple" xlink:href="https://dl.acm.org/doi/epdf/10.1145/3490354.3494415" text:style-name="Internet_20_link" text:visited-style-name="Visited_20_Internet_20_Link">Explainable Deep Reinforcement Learning for PortfolioManagement: An Empirical Approach</text:a></text:p>
          <text:list>
            <text:list-item>
              <text:p text:style-name="P13">Considers the variance of the portfolio.</text:p>
            </text:list-item>
            <text:list-item>
              <text:p text:style-name="P14">Three stages-</text:p>
              <text:list>
                <text:list-item>
                  <text:p text:style-name="P14">Oracle Linear Model that calculates the best portfolio using the available hindsight, the coefficient are kept</text:p>
                </text:list-item>
                <text:list-item>
                  <text:p text:style-name="P14">A Deep RL network trained on the same data.</text:p>
                </text:list-item>
                <text:list-item>
                  <text:p text:style-name="P14"><text:span text:style-name="T5">Integrated Gradients calculated and the linear correlation compared with Oracle model.</text:span></text:p>
                </text:list-item>
              </text:list>
            </text:list-item>
            <text:list-item>
              <text:p text:style-name="P15">Compared DL models with DRL models, found DRL to be better.</text:p>
            </text:list-item>
          </text:list>
        </text:list-item>
        <text:list-item>
          <text:p text:style-name="P15"><text:a xlink:type="simple" xlink:href="https://deliverypdf.ssrn.com/delivery.php?ID=194116069100028017010088021004101122123035068045044085007115021075103003006125074066019021099031023051029091105077082071065024054018089018064006085116109030018095072002007039029080076005104068122101090069001110000072065005091010005014027096120020085111&amp;EXT=pdf&amp;INDEX=TRUE" text:style-name="Internet_20_link" text:visited-style-name="Visited_20_Internet_20_Link">Explainable Artificial Intelligence for crypto asset allocation</text:a></text:p>
          <text:list>
            <text:list-item>
              <text:p text:style-name="P15">SHAP values used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lsevierGulliver" svg:font-family="ElsevierGulliver, Georgia, 'Times New Roman', Times, STIXGeneral, 'Cambria Math', 'Lucida Sans Unicode', 'Microsoft Sans Serif', 'Segoe UI Symbol', 'Arial Unicode MS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8T14:23:35.653354151</meta:creation-date>
    <dc:date>2024-01-28T18:55:49.457463582</dc:date>
    <meta:editing-duration>PT6M52S</meta:editing-duration>
    <meta:editing-cycles>1</meta:editing-cycles>
    <meta:document-statistic meta:table-count="0" meta:image-count="0" meta:object-count="0" meta:page-count="2" meta:paragraph-count="41" meta:word-count="386" meta:character-count="2414" meta:non-whitespace-character-count="2109"/>
    <meta:generator>LibreOffice/7.3.7.2$Linux_X86_64 LibreOffice_project/30$Build-2</meta:generator>
  </office:meta>
</office:document-meta>
</file>